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5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16.4mm" svg:y="106.87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159.99mm" svg:height="89.99mm" svg:x="5.68mm" svg:y="153.21m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6" calcext:value-type="float">
            <text:p>6.05728727885426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159.99mm" svg:height="89.99mm" svg:x="285.05mm" svg:y="31.1mm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7.56mm" svg:y="77.38mm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7.56mm" svg:y="183.11mm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0205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3749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0449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08072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42784</text:p>
          </table:table-cell>
          <table:table-cell table:formula="of:=[.C2]/[.C5]" office:value-type="float" office:value="1.00589743589744" calcext:value-type="float">
            <text:p>1.00589743589744</text:p>
          </table:table-cell>
          <table:table-cell table:formula="of:=[.D2]/[.D5]" office:value-type="float" office:value="0.989926970536389" calcext:value-type="float">
            <text:p>0.989926970536389</text:p>
          </table:table-cell>
          <table:table-cell table:formula="of:=[.E2]/[.E5]" office:value-type="float" office:value="0.993871297242084" calcext:value-type="float">
            <text:p>0.993871297242084</text:p>
          </table:table-cell>
          <table:table-cell table:formula="of:=[.F2]/[.F5]" office:value-type="float" office:value="0.997986914947156" calcext:value-type="float">
            <text:p>0.997986914947156</text:p>
          </table:table-cell>
          <table:table-cell table:formula="of:=SUM([.B10:.F10])" office:value-type="float" office:value="4.97874264416585" calcext:value-type="float">
            <text:p>4.97874264416585</text:p>
          </table:table-cell>
          <table:table-cell table:formula="of:=[.G10]/5" office:value-type="float" office:value="0.99574852883317" calcext:value-type="float">
            <text:p>0.99574852883317</text:p>
          </table:table-cell>
          <table:table-cell table:formula="of:=STDEV([.B10:.F10])" office:value-type="float" office:value="0.00646929844627185" calcext:value-type="float">
            <text:p>0.00646929844627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3716</text:p>
          </table:table-cell>
          <table:table-cell table:formula="of:=[.C3]/[.C5]" office:value-type="float" office:value="1.33333333333333" calcext:value-type="float">
            <text:p>1.33333333333333</text:p>
          </table:table-cell>
          <table:table-cell table:formula="of:=[.D3]/[.D5]" office:value-type="float" office:value="1.23621254092168" calcext:value-type="float">
            <text:p>1.23621254092168</text:p>
          </table:table-cell>
          <table:table-cell table:formula="of:=[.E3]/[.E5]" office:value-type="float" office:value="1.28855975485189" calcext:value-type="float">
            <text:p>1.28855975485189</text:p>
          </table:table-cell>
          <table:table-cell table:formula="of:=[.F3]/[.F5]" office:value-type="float" office:value="1.25062908907901" calcext:value-type="float">
            <text:p>1.25062908907901</text:p>
          </table:table-cell>
          <table:table-cell table:formula="of:=SUM([.B11:.F11])" office:value-type="float" office:value="6.41141671052308" calcext:value-type="float">
            <text:p>6.41141671052308</text:p>
          </table:table-cell>
          <table:table-cell table:formula="of:=[.G11]/5" office:value-type="float" office:value="1.28228334210462" calcext:value-type="float">
            <text:p>1.28228334210462</text:p>
          </table:table-cell>
          <table:table-cell table:formula="of:=STDEV([.B11:.F11])" office:value-type="float" office:value="0.0393259149575137" calcext:value-type="float">
            <text:p>0.03932591495751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26054</text:p>
          </table:table-cell>
          <table:table-cell table:formula="of:=[.C4]/[.C5]" office:value-type="float" office:value="1.95769230769231" calcext:value-type="float">
            <text:p>1.95769230769231</text:p>
          </table:table-cell>
          <table:table-cell table:formula="of:=[.D4]/[.D5]" office:value-type="float" office:value="1.87207252581214" calcext:value-type="float">
            <text:p>1.87207252581214</text:p>
          </table:table-cell>
          <table:table-cell table:formula="of:=[.E4]/[.E5]" office:value-type="float" office:value="1.93335035750766" calcext:value-type="float">
            <text:p>1.93335035750766</text:p>
          </table:table-cell>
          <table:table-cell table:formula="of:=[.F4]/[.F5]" office:value-type="float" office:value="1.95319577252139" calcext:value-type="float">
            <text:p>1.95319577252139</text:p>
          </table:table-cell>
          <table:table-cell table:formula="of:=SUM([.B12:.F12])" office:value-type="float" office:value="9.63201977579403" calcext:value-type="float">
            <text:p>9.63201977579403</text:p>
          </table:table-cell>
          <table:table-cell table:formula="of:=[.G12]/5" office:value-type="float" office:value="1.92640395515881" calcext:value-type="float">
            <text:p>1.92640395515881</text:p>
          </table:table-cell>
          <table:table-cell table:formula="of:=STDEV([.B12:.F12])" office:value-type="float" office:value="0.0346817865886017" calcext:value-type="float">
            <text:p>0.03468178658860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080721</text:p>
          </table:table-cell>
        </table:table-row>
      </table:table>
      <table:table table:name="Use Case optimizers" table:style-name="ta1">
        <table:shapes>
          <draw:frame draw:z-index="0" draw:style-name="gr1" draw:text-style-name="P1" svg:width="159.99mm" svg:height="89.99mm" svg:x="60.83mm" svg:y="25.81mm">
            <loext:p draw:notify-on-update-of-ranges="'Use Case optimizers'.I2:'Use Case optimizers'.K2 'Use Case optimizers'.H3:'Use Case optimizers'.H3 'Use Case optimizers'.I3:'Use Case optimizers'.K3 'Use Case optimizers'.H4:'Use Case optimizers'.H4 'Use Case optimizers'.I4:'Use Case optimizers'.K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</table:table-row>
        <table:table-row table:style-name="ro1">
          <table:table-cell office:value-type="string" calcext:value-type="string">
            <text:p>Training Fitness</text:p>
          </table:table-cell>
          <table:table-cell office:value-type="float" office:value="0.00127676216678974" calcext:value-type="float">
            <text:p>0.00127676216679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0108031872124104" calcext:value-type="float">
            <text:p>0.001080318721241</text:p>
          </table:table-cell>
          <table:table-cell office:value-type="float" office:value="0.0012793885319885" calcext:value-type="float">
            <text:p>0.001279388531989</text:p>
          </table:table-cell>
          <table:table-cell table:number-columns-repeated="2"/>
          <table:table-cell office:value-type="string" calcext:value-type="string">
            <text:p>Training Fitness</text:p>
          </table:table-cell>
          <table:table-cell table:formula="of:=[.C3]/[.B3]" office:value-type="float" office:value="1.0020570512403" calcext:value-type="float">
            <text:p>1.0020570512403</text:p>
          </table:table-cell>
          <table:table-cell table:formula="of:=[.D3]/[.C3]" office:value-type="float" office:value="0.844402379910304" calcext:value-type="float">
            <text:p>0.844402379910304</text:p>
          </table:table-cell>
          <table:table-cell table:formula="of:=[.E3]/[.D3]" office:value-type="float" office:value="1.1842695186461" calcext:value-type="float">
            <text:p>1.1842695186461</text:p>
          </table:table-cell>
        </table:table-row>
        <table:table-row table:style-name="ro1">
          <table:table-cell office:value-type="string" calcext:value-type="string">
            <text:p>Validation Fitness</text:p>
          </table:table-cell>
          <table:table-cell office:value-type="float" office:value="0.0401681099573114" calcext:value-type="float">
            <text:p>0.040168109957311</text:p>
          </table:table-cell>
          <table:table-cell office:value-type="float" office:value="0.0364392414080786" calcext:value-type="float">
            <text:p>0.036439241408079</text:p>
          </table:table-cell>
          <table:table-cell office:value-type="float" office:value="0.0402670180277204" calcext:value-type="float">
            <text:p>0.04026701802772</text:p>
          </table:table-cell>
          <table:table-cell office:value-type="float" office:value="0.0364392414080786" calcext:value-type="float">
            <text:p>0.036439241408079</text:p>
          </table:table-cell>
          <table:table-cell table:number-columns-repeated="2"/>
          <table:table-cell office:value-type="string" calcext:value-type="string">
            <text:p>Validation Fitness</text:p>
          </table:table-cell>
          <table:table-cell table:formula="of:=[.C4]/[.B4]" office:value-type="float" office:value="0.907168434033972" calcext:value-type="float">
            <text:p>0.907168434033972</text:p>
          </table:table-cell>
          <table:table-cell table:formula="of:=[.D4]/[.C4]" office:value-type="float" office:value="1.10504545297129" calcext:value-type="float">
            <text:p>1.10504545297129</text:p>
          </table:table-cell>
          <table:table-cell table:formula="of:=[.E4]/[.D4]" office:value-type="float" office:value="0.904940151838244" calcext:value-type="float">
            <text:p>0.904940151838244</text:p>
          </table:table-cell>
        </table:table-row>
      </table:table>
      <table:table table:name="Use case hybrid" table:style-name="ta1">
        <table:shapes>
          <draw:frame draw:z-index="0" draw:style-name="gr1" draw:text-style-name="P1" svg:width="159.99mm" svg:height="89.99mm" svg:x="3.19mm" svg:y="17.93mm">
            <loext:p draw:notify-on-update-of-ranges="'Use case hybrid'.I1:'Use case hybrid'.K1 'Use case hybrid'.H2:'Use case hybrid'.H2 'Use case hybrid'.I2:'Use case hybrid'.K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49.36mm" svg:y="118.4mm">
            <loext:p draw:notify-on-update-of-ranges="'Use case hybrid'.H27:'Use case hybrid'.H27 'Use case hybrid'.I27:'Use case hybrid'.K27 'Use case hybrid'.H28:'Use case hybrid'.H28 'Use case hybrid'.I28:'Use case hybrid'.K2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0.00195515522917022" calcext:value-type="float">
            <text:p>0.00195515522917</text:p>
          </table:table-cell>
          <table:table-cell office:value-type="float" office:value="0.00150906003801643" calcext:value-type="float">
            <text:p>0.001509060038016</text:p>
          </table:table-cell>
          <table:table-cell office:value-type="float" office:value="0.0025047090445508" calcext:value-type="float">
            <text:p>0.002504709044551</text:p>
          </table:table-cell>
          <table:table-cell office:value-type="float" office:value="0.00213101588120057" calcext:value-type="float">
            <text:p>0.002131015881201</text:p>
          </table:table-cell>
          <table:table-cell table:number-columns-repeated="2"/>
          <table:table-cell office:value-type="string" calcext:value-type="string">
            <text:p>Validated Fitness</text:p>
          </table:table-cell>
          <table:table-cell table:formula="of:=[.E2]/[.B2]" office:value-type="float" office:value="1.08994715580971" calcext:value-type="float">
            <text:p>1.08994715580971</text:p>
          </table:table-cell>
          <table:table-cell table:formula="of:=[.E2]/[.C2]" office:value-type="float" office:value="1.41214784535787" calcext:value-type="float">
            <text:p>1.41214784535787</text:p>
          </table:table-cell>
          <table:table-cell table:formula="of:=[.E2]/[.D2]" office:value-type="float" office:value="0.850803763349987" calcext:value-type="float">
            <text:p>0.850803763349987</text:p>
          </table:table-cell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E28]/[.B28]" office:value-type="float" office:value="0.894009216589862" calcext:value-type="float">
            <text:p>0.894009216589862</text:p>
          </table:table-cell>
          <table:table-cell table:formula="of:=[.E28]/[.C28]" office:value-type="float" office:value="0.49238578680203" calcext:value-type="float">
            <text:p>0.49238578680203</text:p>
          </table:table-cell>
          <table:table-cell table:formula="of:=[.E28]/[.D28]" office:value-type="float" office:value="0.680701754385965" calcext:value-type="float">
            <text:p>0.680701754385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7:01:53.572171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29T17:05:46.884839435</dc:date>
    <meta:editing-duration>PT5H59M8S</meta:editing-duration>
    <meta:editing-cycles>18</meta:editing-cycles>
    <meta:generator>LibreOffice/5.2.6.2$Linux_X86_64 LibreOffice_project/20$Build-2</meta:generator>
    <meta:document-statistic meta:table-count="9" meta:cell-count="2684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3:TestProblem.H3 TestProblem.F2:TestProblem.H2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S12:'2 Phases Hybrid'.AG15 '2 Phases Hybrid'.R13:'2 Phases Hybrid'.R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S17:'2 Phases Hybrid'.AG20 '2 Phases Hybrid'.R18:'2 Phases Hybrid'.R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S2:'10 Phases Hybrid'.AG5 '10 Phases Hybrid'.R3:'10 Phases Hybrid'.R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S7:'10 Phases Hybrid'.AG10 '10 Phases Hybrid'.R8:'10 Phases Hybrid'.R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S12:'10 Phases Hybrid'.AG15 '10 Phases Hybrid'.R13:'10 Phases Hybrid'.R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S17:'10 Phases Hybrid'.AG20 '10 Phases Hybrid'.R18:'10 Phases Hybrid'.R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C9 Incremental.B4:Incremental.C4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699">
                <text:p>3.699</text:p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034">
                <text:p>4.034</text:p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363">
                <text:p>4.363</text:p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356">
                <text:p>4.356</text:p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746">
                <text:p>3.746</text:p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134">
                <text:p>4.134</text:p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404">
                <text:p>4.404</text:p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423">
                <text:p>4.423</text:p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6.564cm">
          <chartooo:coordinate-region svg:x="1.952cm" svg:y="1.474cm" svg:width="10.261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series chart:style-name="ch12" chart:values-cell-range-address="local-table.$B$4:.$P$4" chart:label-cell-address="local-table.$A$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7.545cm">
          <chartooo:coordinate-region svg:x="1.952cm" svg:y="1.475cm" svg:width="10.261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chart:data-source-has-labels="both" svg:x="1.331cm" svg:y="1.275cm" svg:width="12.218cm" svg:height="6.564cm">
          <chartooo:coordinate-region svg:x="2.058cm" svg:y="1.474cm" svg:width="11.003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2091397304691">
                <text:p>0.442091397304691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1382105583139">
                <text:p>0.441382105583139</text:p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7cm" svg:y="0.316cm" chart:style-name="ch2">
          <text:p>Relative gain by using optimizer on simulation use case.</text:p>
        </chart:title>
        <chart:legend chart:legend-position="end" svg:x="12.52cm" svg:y="3.952cm" style:legend-expansion="high" chart:style-name="ch3"/>
        <chart:plot-area chart:style-name="ch4" table:cell-range-address="'Use Case optimizers'.I2:'Use Case optimizers'.K4 'Use Case optimizers'.H3:'Use Case optimizers'.H4" chart:data-source-has-labels="both" svg:x="1.331cm" svg:y="1.275cm" svg:width="10.869cm" svg:height="6.564cm">
          <chartooo:coordinate-region svg:x="2.058cm" svg:y="1.474cm" svg:width="10.142cm" svg:height="5.718cm"/>
          <chart:axis chart:dimension="x" chart:name="primary-x" chart:style-name="ch5" chartooo:axis-type="auto">
            <chartooo:date-scale/>
            <chart:title svg:x="5.305cm" svg:y="8.019cm" chart:style-name="ch6">
              <text:p>Optimizer algorithm</text:p>
            </chart:title>
            <chart:categories table:cell-range-address="'Use Case optimizers'.I2:'Use Case optimizers'.K2"/>
          </chart:axis>
          <chart:axis chart:dimension="y" chart:name="primary-y" chart:style-name="ch7">
            <chart:title svg:x="0.451cm" svg:y="6.824cm" chart:style-name="ch8">
              <text:p>Gain compared to no optimizer</text:p>
            </chart:title>
            <chart:grid chart:style-name="ch9" chart:class="major"/>
          </chart:axis>
          <chart:series chart:style-name="ch10" chart:values-cell-range-address="'Use Case optimizers'.I3:'Use Case optimizers'.K3" chart:label-cell-address="'Use Case optimizers'.H3:'Use Case optimizers'.H3" chart:class="chart:bar">
            <chart:data-point chart:repeated="3"/>
          </chart:series>
          <chart:series chart:style-name="ch11" chart:values-cell-range-address="'Use Case optimizers'.I4:'Use Case optimizers'.K4" chart:label-cell-address="'Use Case optimizers'.H4:'Use Case optimizers'.H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'Use Case optimizers'.I2:'Use Case optimizers'.K2</svg:desc>
                </draw:g>
              </table:table-cell>
              <table:table-cell office:value-type="string">
                <text:p>DE</text:p>
              </table:table-cell>
              <table:table-cell office:value-type="string">
                <text:p>PSO</text:p>
              </table:table-cell>
            </table:table-row>
          </table:table-header-rows>
          <table:table-rows>
            <table:table-row>
              <table:table-cell office:value-type="string">
                <text:p>Training Fitness</text:p>
                <draw:g>
                  <svg:desc>'Use Case optimizers'.H3:'Use Case optimizers'.H3</svg:desc>
                </draw:g>
              </table:table-cell>
              <table:table-cell office:value-type="float" office:value="1.0020570512403">
                <text:p>1.0020570512403</text:p>
                <draw:g>
                  <svg:desc>'Use Case optimizers'.I3:'Use Case optimizers'.K3</svg:desc>
                </draw:g>
              </table:table-cell>
              <table:table-cell office:value-type="float" office:value="0.844402379910301">
                <text:p>0.844402379910301</text:p>
              </table:table-cell>
              <table:table-cell office:value-type="float" office:value="1.18426951864611">
                <text:p>1.18426951864611</text:p>
              </table:table-cell>
            </table:table-row>
            <table:table-row>
              <table:table-cell office:value-type="string">
                <text:p>Validation Fitness</text:p>
                <draw:g>
                  <svg:desc>'Use Case optimizers'.H4:'Use Case optimizers'.H4</svg:desc>
                </draw:g>
              </table:table-cell>
              <table:table-cell office:value-type="float" office:value="0.907168434033975">
                <text:p>0.907168434033975</text:p>
                <draw:g>
                  <svg:desc>'Use Case optimizers'.I4:'Use Case optimizers'.K4</svg:desc>
                </draw:g>
              </table:table-cell>
              <table:table-cell office:value-type="float" office:value="1.10504545297129">
                <text:p>1.10504545297129</text:p>
              </table:table-cell>
              <table:table-cell office:value-type="float" office:value="0.904940151838246">
                <text:p>0.90494015183824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84cm" svg:y="0.316cm" chart:style-name="ch2">
          <text:p>Gain in fitness compared to disconnected topology when applied to use case.</text:p>
        </chart:title>
        <chart:subtitle svg:x="5.879cm" svg:y="1.275cm" chart:style-name="ch3">
          <text:p>Gain in validated fitness</text:p>
        </chart:subtitle>
        <chart:legend chart:legend-position="end" svg:x="12.599cm" svg:y="4.201cm" style:legend-expansion="high" chart:style-name="ch4"/>
        <chart:plot-area chart:style-name="ch5" table:cell-range-address="'Use case hybrid'.I1:'Use case hybrid'.K2 'Use case hybrid'.H2:'Use case hybrid'.H2" chart:data-source-has-labels="both" svg:x="1.331cm" svg:y="2.138cm" svg:width="10.948cm" svg:height="5.701cm">
          <chartooo:coordinate-region svg:x="2.058cm" svg:y="2.337cm" svg:width="10.221cm" svg:height="4.855cm"/>
          <chart:axis chart:dimension="x" chart:name="primary-x" chart:style-name="ch6" chartooo:axis-type="auto">
            <chartooo:date-scale/>
            <chart:title svg:x="6.1cm" svg:y="8.019cm" chart:style-name="ch7">
              <text:p>Topology</text:p>
            </chart:title>
            <chart:categories table:cell-range-address="'Use case hybrid'.I1:'Use case hybrid'.K1"/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series chart:style-name="ch11" chart:values-cell-range-address="'Use case hybrid'.I2:'Use case hybrid'.K2" chart:label-cell-address="'Use case hybrid'.H2:'Use case hybrid'.H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1:'Use case hybrid'.K1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Validated Fitness</text:p>
                <draw:g>
                  <svg:desc>'Use case hybrid'.H2:'Use case hybrid'.H2</svg:desc>
                </draw:g>
              </table:table-cell>
              <table:table-cell office:value-type="float" office:value="1.08994715580971">
                <text:p>1.08994715580971</text:p>
                <draw:g>
                  <svg:desc>'Use case hybrid'.I2:'Use case hybrid'.K2</svg:desc>
                </draw:g>
              </table:table-cell>
              <table:table-cell office:value-type="float" office:value="1.41214784535787">
                <text:p>1.41214784535787</text:p>
              </table:table-cell>
              <table:table-cell office:value-type="float" office:value="0.850803763349987">
                <text:p>0.85080376334998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45cm" svg:y="0.316cm" chart:style-name="ch2">
          <text:p>Speedup compared to disconnected topology.</text:p>
        </chart:title>
        <chart:subtitle svg:x="2.188cm" svg:y="1.275cm" chart:style-name="ch3">
          <text:p>Effect of communication overhead and synchronization on runtime.</text:p>
        </chart:subtitle>
        <chart:legend chart:legend-position="end" svg:x="13.896cm" svg:y="4.201cm" style:legend-expansion="high" chart:style-name="ch4"/>
        <chart:plot-area chart:style-name="ch5" table:cell-range-address="'Use case hybrid'.H27:'Use case hybrid'.K28" chart:data-source-has-labels="both" svg:x="1.331cm" svg:y="2.138cm" svg:width="12.245cm" svg:height="5.701cm">
          <chartooo:coordinate-region svg:x="2.058cm" svg:y="2.337cm" svg:width="11.518cm" svg:height="4.855cm"/>
          <chart:axis chart:dimension="x" chart:name="primary-x" chart:style-name="ch6" chartooo:axis-type="auto">
            <chartooo:date-scale/>
            <chart:title svg:x="6.748cm" svg:y="8.019cm" chart:style-name="ch7">
              <text:p>Topology</text:p>
            </chart:title>
            <chart:categories table:cell-range-address="'Use case hybrid'.I27:'Use case hybrid'.K27"/>
          </chart:axis>
          <chart:axis chart:dimension="y" chart:name="primary-y" chart:style-name="ch8">
            <chart:title svg:x="0.451cm" svg:y="5.707cm" chart:style-name="ch9">
              <text:p>Speedup</text:p>
            </chart:title>
            <chart:grid chart:style-name="ch10" chart:class="major"/>
          </chart:axis>
          <chart:series chart:style-name="ch11" chart:values-cell-range-address="'Use case hybrid'.I28:'Use case hybrid'.K28" chart:label-cell-address="'Use case hybrid'.H28:'Use case hybrid'.H2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27:'Use case hybrid'.K27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Use case hybrid'.H28:'Use case hybrid'.H28</svg:desc>
                </draw:g>
              </table:table-cell>
              <table:table-cell office:value-type="float" office:value="0.894009216589862">
                <text:p>0.894009216589862</text:p>
                <draw:g>
                  <svg:desc>'Use case hybrid'.I28:'Use case hybrid'.K28</svg:desc>
                </draw:g>
              </table:table-cell>
              <table:table-cell office:value-type="float" office:value="0.49238578680203">
                <text:p>0.49238578680203</text:p>
              </table:table-cell>
              <table:table-cell office:value-type="float" office:value="0.680701754385965">
                <text:p>0.68070175438596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S2:'2 Phases Hybrid'.AG5 '2 Phases Hybrid'.R3:'2 Phases Hybrid'.R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S7:'2 Phases Hybrid'.AG10 '2 Phases Hybrid'.R8:'2 Phases Hybrid'.R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2:'5 Phases Hybrid'.AG5 '5 Phases Hybrid'.R3:'5 Phases Hybrid'.R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S7:'5 Phases Hybrid'.AG10 '5 Phases Hybrid'.R8:'5 Phases Hybrid'.R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2:'5 Phases Hybrid'.AG15 '5 Phases Hybrid'.R13:'5 Phases Hybrid'.R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7:'5 Phases Hybrid'.AG20 '5 Phases Hybrid'.R18:'5 Phases Hybrid'.R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